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f4a" officeooo:paragraph-rsid="00081f4a"/>
    </style:style>
    <style:style style:name="P2" style:family="paragraph" style:parent-style-name="Standard">
      <style:text-properties officeooo:rsid="00084cf4" officeooo:paragraph-rsid="00084cf4"/>
    </style:style>
    <style:style style:name="P3" style:family="paragraph" style:parent-style-name="Standard">
      <style:text-properties officeooo:rsid="00084cf4" officeooo:paragraph-rsid="0009eeae"/>
    </style:style>
    <style:style style:name="P4" style:family="paragraph" style:parent-style-name="Standard">
      <style:text-properties officeooo:rsid="00090958" officeooo:paragraph-rsid="00090958"/>
    </style:style>
    <style:style style:name="P5" style:family="paragraph" style:parent-style-name="Standard">
      <style:text-properties officeooo:rsid="0009eeae" officeooo:paragraph-rsid="0009eeae"/>
    </style:style>
    <style:style style:name="P6" style:family="paragraph" style:parent-style-name="Standard">
      <style:text-properties officeooo:rsid="000a436c" officeooo:paragraph-rsid="000a436c"/>
    </style:style>
    <style:style style:name="P7" style:family="paragraph" style:parent-style-name="Standard">
      <style:text-properties officeooo:rsid="000c1287" officeooo:paragraph-rsid="000c1287"/>
    </style:style>
    <style:style style:name="P8" style:family="paragraph" style:parent-style-name="Standard">
      <style:text-properties officeooo:rsid="000cd9a9" officeooo:paragraph-rsid="000cd9a9"/>
    </style:style>
    <style:style style:name="P9" style:family="paragraph" style:parent-style-name="Standard">
      <style:text-properties officeooo:rsid="000ffc71" officeooo:paragraph-rsid="000ff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O_Team </text:p>
      <text:p text:style-name="P1">Team management software</text:p>
      <text:p text:style-name="P1">Record of terminal commands and comments</text:p>
      <text:p text:style-name="P1"/>
      <text:p text:style-name="P1">Rails new DMO_Team</text:p>
      <text:p text:style-name="P1">cd DMO_Team</text:p>
      <text:p text:style-name="P1"/>
      <text:p text:style-name="P1">rails generate scaffold Client firstname:string surname:string urn:integer dd:integer mm:integer yyyy:integer contact:index commenced:datetime resolved:datetime acuity:integer pulse:integer resps:integer sats:integer systolic:integer diastolic:integer temp:decimal weight:decimal hb:integer gluc:decimal status:string clinician:index </text:p>
      <text:p text:style-name="P1"/>
      <text:p text:style-name="P4">rails generate scaffold Evac patient:index contact:index doctor:boolean code:integer governance:string eta:datetime special:string platform:string </text:p>
      <text:p text:style-name="P4"/>
      <text:p text:style-name="P4">rails generate scaffold Contact firstname:string surname:string function:string user:index phone1:string phone2:string fax:string email1:string email2:string location:string </text:p>
      <text:p text:style-name="P4"/>
      <text:p text:style-name="P4">rails generate scaffold User username:string password:digest class:string contact:index </text:p>
      <text:p text:style-name="P4"/>
      <text:p text:style-name="P2">rake <text:a xlink:type="simple" xlink:href="db:migrate">db:migrate</text:a></text:p>
      <text:p text:style-name="P2"/>
      <text:p text:style-name="P5">(Forgot issue textbox!)</text:p>
      <text:p text:style-name="P5">rails generate migration add_issue_to_client issue:text </text:p>
      <text:p text:style-name="P3">rake <text:a xlink:type="simple" xlink:href="db:migrate">db:migrate</text:a></text:p>
      <text:p text:style-name="P3"/>
      <text:p text:style-name="P6">Various data validations to models </text:p>
      <text:p text:style-name="P6">Index page </text:p>
      <text:p text:style-name="P6">Controller main </text:p>
      <text:p text:style-name="P6">#index as root on routes</text:p>
      <text:p text:style-name="P6">Set up pages for new client and assess client – html initially</text:p>
      <text:p text:style-name="P7">Use Session to store client id between controllers </text:p>
      <text:p text:style-name="P7">Client =&gt; evac </text:p>
      <text:p text:style-name="P8"/>
      <text:p text:style-name="P9">Switched to Rails Tutorial at <text:a xlink:type="simple" xlink:href="https://www.railstutorial.org/book">https://www.railstutorial.org/book</text:a></text:p>
      <text:p text:style-name="P9">and started again </text:p>
      <text:p text:style-name="P9">Testing worked through</text:p>
      <text:p text:style-name="P9">Git setup at <text:s/>git remote add origin https://github.com:richardhosking/DMO_TeamV2.git </text:p>
      <text:p text:style-name="P9">Pushed up to git </text:p>
      <text:p text:style-name="P9">Heroku added – original account still valid at </text:p>
      <text:p text:style-name="P9">username <text:a xlink:type="simple" xlink:href="mailto:richardH@iinet.net.au">richardh@iinet.net.au</text:a> </text:p>
      <text:p text:style-name="P9">Pass Yederrh1</text:p>
      <text:p text:style-name="P9"/>
      <text:p text:style-name="P8"/>
      <text:p text:style-name="P8">TODO</text:p>
      <text:p text:style-name="P8">Login/users</text:p>
      <text:p text:style-name="P8">Admin =&gt; access controllers</text:p>
      <text:p text:style-name="P8">Who is online/chat</text:p>
      <text:p text:style-name="P8">Create pdf of Evac form </text:p>
      <text:p text:style-name="P8">Email form to retrieval tri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9:51:29.690246792</meta:creation-date>
    <dc:date>2017-01-01T14:25:34.858244507</dc:date>
    <meta:editing-duration>PT33M18S</meta:editing-duration>
    <meta:editing-cycles>7</meta:editing-cycles>
    <meta:generator>LibreOffice/4.2.8.2$Linux_X86_64 LibreOffice_project/420m0$Build-2</meta:generator>
    <dc:creator>Richard </dc:creator>
    <meta:document-statistic meta:table-count="0" meta:image-count="0" meta:object-count="0" meta:page-count="1" meta:paragraph-count="34" meta:word-count="176" meta:character-count="1578" meta:non-whitespace-character-count="1416"/>
  </office:meta>
</office:document-meta>
</file>